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82/2021<text:bookmark-end text:name="Text14"/></text:p>
            <text:p text:style-name="Normální">KVOP-43763/2021<text:bookmark-end text:name="Text2"/></text:p>
            <text:p text:style-name="Normální"><text:bookmark-start text:name="Text6"/>14. 10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. Ch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/>
      <text:p text:style-name="Základnítext">Vážený pane Ch.,</text:p>
      <text:p text:style-name="Základnítext">dne 14. 10. 2021 byla do Kanceláře veřejného ochránce práv doručena Vaše žádost podle zákona o svobodném přístupu k informacím, kterou<text:s/><text:span text:style-name="Silné">žádáte o zaslání Sborníku stanovisek veřejného ochránce práv - Vězeňství (2010).</text:span></text:p>
      <text:p text:style-name="Základnítext">K Vaší žádosti<text:s/><text:span text:style-name="Silné">poskytuji a zasílám výše uvedené.</text:span></text:p>
      <text:p text:style-name="podpis"/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Normální"/>
      <text:p text:style-name="Příloha"/>
      <text:p text:style-name="Příloha"/>
      <text:p text:style-name="Příloha"/>
      <text:p text:style-name="Příloha">Příloha</text:p>
      <text:p text:style-name="Normální">dle textu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RP5X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3T08:48:00Z</meta:creation-date>
    <dc:date>2021-12-13T08:49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89" meta:character-count="617" meta:row-count="4" meta:non-whitespace-character-count="529"/>
  </office:meta>
</office:document-meta>
</file>